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60000021B52374BC5A4A03AEA.png" manifest:media-type="image/png"/>
  <manifest:file-entry manifest:full-path="Pictures/10000001000002B60000021B499C560FA29EA712.png" manifest:media-type="image/png"/>
  <manifest:file-entry manifest:full-path="Pictures/10000001000002B60000021B31942BD4968000E0.png" manifest:media-type="image/png"/>
  <manifest:file-entry manifest:full-path="Pictures/10000001000002B60000021B6ACE2A59E9E36D04.png" manifest:media-type="image/png"/>
  <manifest:file-entry manifest:full-path="Pictures/10000001000002B60000021BC9975B5179C5B4BE.png" manifest:media-type="image/png"/>
  <manifest:file-entry manifest:full-path="Pictures/10000001000002B60000021BD10E27992288E105.png" manifest:media-type="image/png"/>
  <manifest:file-entry manifest:full-path="Pictures/10000001000002B60000021BD5DA4E6F5E61CA11.png" manifest:media-type="image/png"/>
  <manifest:file-entry manifest:full-path="Pictures/10000001000002B60000021BF49E7D569609C3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53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7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237cm, 0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56cm, 0cm, 0cm, 0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15.749cm" svg:height="10.041cm" svg:x="0cm" svg:y="0cm">
          <draw:image xlink:href="Pictures/10000001000002B60000021BF49E7D569609C3CF.png" xlink:type="simple" xlink:show="embed" xlink:actuate="onLoad" draw:mime-type="image/png">
            <text:p/>
          </draw:image>
        </draw:frame>
        <draw:frame draw:style-name="gr2" draw:text-style-name="P1" draw:layer="layout" svg:width="15.749cm" svg:height="11.521cm" svg:x="0cm" svg:y="9.9cm">
          <draw:image xlink:href="Pictures/10000001000002B60000021BD5DA4E6F5E61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4" draw:text-style-name="P3" draw:layer="layout" svg:width="15.749cm" svg:height="12.231cm" svg:x="0cm" svg:y="0cm">
          <draw:image xlink:href="Pictures/10000001000002B60000021BC9975B5179C5B4BE.png" xlink:type="simple" xlink:show="embed" xlink:actuate="onLoad" draw:mime-type="image/png">
            <text:p/>
          </draw:image>
        </draw:frame>
        <draw:frame draw:style-name="gr5" draw:text-style-name="P3" draw:layer="layout" svg:width="15.749cm" svg:height="10.312cm" svg:x="0cm" svg:y="10cm">
          <draw:image xlink:href="Pictures/10000001000002B60000021BD10E27992288E1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6" draw:text-style-name="P1" draw:layer="layout" svg:width="15.749cm" svg:height="12.231cm" svg:x="0cm" svg:y="0cm">
          <draw:image xlink:href="Pictures/10000001000002B60000021B6ACE2A59E9E36D04.png" xlink:type="simple" xlink:show="embed" xlink:actuate="onLoad" draw:mime-type="image/png">
            <text:p/>
          </draw:image>
        </draw:frame>
        <draw:frame draw:style-name="gr7" draw:text-style-name="P1" draw:layer="layout" svg:width="15.749cm" svg:height="9.952cm" svg:x="-0.004cm" svg:y="10.4cm">
          <draw:image xlink:href="Pictures/10000001000002B60000021B31942BD4968000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draw:style-name="gr6" draw:text-style-name="P1" draw:layer="layout" svg:width="15.749cm" svg:height="12.231cm" svg:x="0cm" svg:y="0cm">
          <draw:image xlink:href="Pictures/10000001000002B60000021B499C560FA29EA712.png" xlink:type="simple" xlink:show="embed" xlink:actuate="onLoad" draw:mime-type="image/png">
            <text:p/>
          </draw:image>
        </draw:frame>
        <draw:frame draw:style-name="gr8" draw:text-style-name="P1" draw:layer="layout" svg:width="15.749cm" svg:height="10.926cm" svg:x="-0.008cm" svg:y="9.7cm">
          <draw:image xlink:href="Pictures/10000001000002B60000021B52374BC5A4A03A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adrão" style:page-layout-name="PM1" draw:style-name="Mdp1">
      <draw:frame presentation:style-name="Padrão-title" draw:layer="backgroundobjects" svg:width="14.174cm" svg:height="4.674cm" svg:x="0.787cm" svg:y="1.116cm" presentation:class="title" presentation:placeholder="true">
        <draw:text-box/>
      </draw:frame>
      <draw:frame presentation:style-name="Padrão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9T00:44:47.072660540</meta:creation-date>
    <dc:date>2022-12-09T01:13:46.816672851</dc:date>
    <meta:editing-duration>PT21M8S</meta:editing-duration>
    <meta:editing-cycles>10</meta:editing-cycles>
    <meta:generator>LibreOffice/7.3.7.2$Linux_X86_64 LibreOffice_project/30$Build-2</meta:generator>
    <meta:document-statistic meta:object-count="37"/>
  </office:meta>
</office:document-meta>
</file>